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left" draw:textarea-vertical-align="bottom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none" draw:textarea-horizontal-align="left" draw:textarea-vertical-align="top" draw:auto-grow-height="false"/>
    </style:style>
    <style:style style:name="gr5" style:family="graphic" style:parent-style-name="standard">
      <style:graphic-properties draw:fill="none" draw:textarea-horizontal-align="left" draw:textarea-vertical-align="bottom" draw:auto-grow-height="false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textarea-horizontal-align="center" draw:textarea-vertical-align="botto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8" draw:id="id8" draw:layer="layout" svg:width="11.5cm" svg:height="11.5cm" svg:x="4.5cm" svg:y="3.5cm">
          <text:p text:style-name="P1">Incomplete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91.546804091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6" draw:id="id6" draw:layer="layout" svg:width="4.5cm" svg:height="2cm" svg:x="5cm" svg:y="4.5cm">
          <text:p text:style-name="P1">Content s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4.5cm" svg:height="2cm" svg:x="8cm" svg:y="7.5cm">
          <text:p text:style-name="P1">Attributes</text:p>
          <text:p text:style-name="P1">pend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4.5cm" svg:height="2cm" svg:x="8cm" svg:y="11.5cm">
          <draw:glue-point draw:id="4" svg:x="-5cm" svg:y="2.5cm"/>
          <draw:glue-point draw:id="5" svg:x="-5cm" svg:y="-2.5cm"/>
          <text:p text:style-name="P1">Children</text:p>
          <text:p text:style-name="P1">pend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7" draw:id="id7" draw:layer="layout" svg:width="4.5cm" svg:height="2cm" svg:x="11cm" svg:y="4.5cm">
          <text:p text:style-name="P1">Source s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2" draw:id="id12" draw:layer="layout" svg:width="4.5cm" svg:height="2cm" svg:x="11cm" svg:y="17cm">
          <text:p text:style-name="P1">Value s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1" draw:id="id11" draw:layer="layout" svg:width="4.5cm" svg:height="2cm" svg:x="5cm" svg:y="17cm">
          <text:p text:style-name="P1">Expand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9" draw:id="id9" draw:layer="layout" svg:width="4.5cm" svg:height="2cm" svg:x="16.5cm" svg:y="11.5cm">
          <text:p text:style-name="P1">Consum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s" svg:x1="10.25cm" svg:y1="9.5cm" svg:x2="10.25cm" svg:y2="11.5cm" draw:start-shape="id1" draw:start-glue-point="2" draw:end-shape="id2" draw:end-glue-point="0" svg:d="m10250 9500v502 997 501">
          <text:p text:style-name="P1">attributesCompleted</text:p>
        </draw:connector>
        <draw:custom-shape draw:style-name="gr4" draw:text-style-name="P1" xml:id="id3" draw:id="id3" draw:layer="layout" svg:width="11.5cm" svg:height="4.5cm" svg:x="4.5cm" svg:y="15.5cm">
          <text:p text:style-name="P1">Complete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05.820928682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s" svg:x1="10.25cm" svg:y1="13.5cm" svg:x2="10.25cm" svg:y2="15.5cm" draw:start-shape="id2" draw:start-glue-point="2" draw:end-shape="id3" draw:end-glue-point="0" svg:d="m10250 13500v502 997 501">
          <text:p text:style-name="P1">endXxx</text:p>
        </draw:connector>
        <draw:custom-shape draw:style-name="gr5" draw:text-style-name="P1" xml:id="id10" draw:id="id10" draw:layer="layout" svg:width="17.5cm" svg:height="19.5cm" svg:x="4cm" svg:y="2cm">
          <draw:glue-point draw:id="4" svg:x="2.5cm" svg:y="-5cm"/>
          <draw:glue-point draw:id="5" svg:x="-2.5cm" svg:y="-5cm"/>
          <draw:glue-point draw:id="6" svg:x="-2.5cm" svg:y="5cm"/>
          <draw:glue-point draw:id="7" svg:x="2.297cm" svg:y="5cm"/>
          <draw:glue-point draw:id="8" svg:x="1.216cm" svg:y="5cm"/>
          <draw:glue-point draw:id="9" svg:x="-1.216cm" svg:y="5cm"/>
          <draw:glue-point draw:id="10" svg:x="-1.216cm" svg:y="-5cm"/>
          <draw:glue-point draw:id="11" svg:x="1.216cm" svg:y="-5cm"/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23.455207425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4" draw:id="id4" draw:layer="layout" svg:width="1cm" svg:height="1cm" svg:x="1.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s" svg:x1="2.5cm" svg:y1="8.5cm" svg:x2="8cm" svg:y2="8.5cm" draw:start-shape="id4" draw:start-glue-point="10" draw:end-shape="id1" draw:end-glue-point="3" svg:d="m2500 8500h501 4498 501">
          <text:p text:style-name="P1">startElement</text:p>
        </draw:connector>
        <draw:custom-shape draw:style-name="gr6" draw:text-style-name="P1" xml:id="id5" draw:id="id5" draw:layer="layout" svg:width="1cm" svg:height="1cm" svg:x="1.5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s" svg:x1="2.5cm" svg:y1="12.5cm" svg:x2="8cm" svg:y2="12.5cm" draw:start-shape="id5" draw:start-glue-point="10" svg:d="m2500 12500h501 4999v0">
          <text:p text:style-name="P1">startXxx</text:p>
        </draw:connector>
        <draw:connector draw:style-name="gr8" draw:text-style-name="P1" draw:layer="layout" draw:type="curve" svg:x1="7.25cm" svg:y1="6.5cm" svg:x2="8cm" svg:y2="12cm" draw:start-shape="id6" draw:start-glue-point="2" draw:end-shape="id2" draw:end-glue-point="5" svg:d="m7250 6500c0 3667 250 5500 750 5500">
          <text:p/>
        </draw:connector>
        <draw:connector draw:style-name="gr8" draw:text-style-name="P1" draw:layer="layout" draw:type="curve" svg:x1="13.25cm" svg:y1="6.5cm" svg:x2="12.5cm" svg:y2="8.5cm" draw:start-shape="id7" draw:start-glue-point="2" draw:end-shape="id1" draw:end-glue-point="1" svg:d="m13250 6500c0 1334-250 2000-750 2000">
          <text:p/>
        </draw:connector>
        <draw:connector draw:style-name="gr9" draw:text-style-name="P1" draw:layer="layout" draw:type="curve" svg:x1="16cm" svg:y1="9.25cm" svg:x2="18.75cm" svg:y2="11.5cm" draw:start-shape="id8" draw:start-glue-point="1" draw:end-shape="id9" draw:end-glue-point="0" svg:d="m16000 9250c1834 0 2750 750 2750 2250">
          <text:p text:style-name="P1">coreGetInput</text:p>
        </draw:connector>
        <draw:connector draw:style-name="gr9" draw:text-style-name="P1" draw:layer="layout" draw:type="curve" svg:x1="10.622cm" svg:y1="21.5cm" svg:x2="7.25cm" svg:y2="19cm" draw:start-shape="id10" draw:start-glue-point="9" draw:end-shape="id11" svg:d="m10622 21500c0 753-3372 2003-3372-2500">
          <text:p text:style-name="P1">coreClear</text:p>
        </draw:connector>
        <draw:connector draw:style-name="gr9" draw:text-style-name="P1" draw:layer="layout" draw:type="curve" svg:x1="16.769cm" svg:y1="21.5cm" svg:x2="13.25cm" svg:y2="19cm" draw:start-shape="id10" draw:start-glue-point="7" draw:end-shape="id12" draw:end-glue-point="2" svg:d="m16769 21500c0 753-3519 2003-3519-2500">
          <text:p text:style-name="P1">coreSetValue</text:p>
        </draw:connector>
        <draw:connector draw:style-name="gr9" draw:text-style-name="P1" draw:layer="layout" draw:type="curve" svg:x1="10.622cm" svg:y1="2cm" svg:x2="7.25cm" svg:y2="4.5cm" draw:start-shape="id10" draw:start-glue-point="10" draw:end-shape="id6" draw:end-glue-point="0" svg:d="m10622 2000c0-751-3372-2001-3372 2500">
          <text:p text:style-name="P1">coreSetContent</text:p>
        </draw:connector>
        <draw:connector draw:style-name="gr9" draw:text-style-name="P1" draw:layer="layout" draw:type="curve" svg:x1="17.125cm" svg:y1="2cm" svg:x2="13.25cm" svg:y2="4.5cm" draw:start-shape="id10" draw:start-glue-point="4" draw:end-shape="id7" draw:end-glue-point="0" svg:d="m17125 2000c0-751-3875-2001-3875 2500">
          <text:p text:style-name="P1">coreSetSource</text:p>
        </draw:connector>
        <draw:custom-shape draw:style-name="gr6" draw:text-style-name="P1" xml:id="id13" draw:id="id13" draw:layer="layout" svg:width="1cm" svg:height="1cm" svg:x="1.5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2.5cm" svg:y1="18cm" svg:x2="5cm" svg:y2="18cm" draw:start-shape="id13" draw:start-glue-point="10" draw:end-shape="id11" draw:end-glue-point="3" svg:d="m2500 18000h2500">
          <text:p/>
        </draw:connector>
        <draw:connector draw:style-name="gr8" draw:text-style-name="P1" draw:layer="layout" draw:type="line" svg:x1="11cm" svg:y1="18cm" svg:x2="9.5cm" svg:y2="18cm" draw:start-shape="id12" draw:start-glue-point="3" draw:end-shape="id11" draw:end-glue-point="1" svg:d="m11000 18000h-1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cm" fo:page-height="2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dreas Veithen</meta:initial-creator>
    <meta:creation-date>2011-03-13T23:44:55.73</meta:creation-date>
    <dc:date>2011-03-15T23:23:53.26</dc:date>
    <dc:creator>Andreas Veithen</dc:creator>
    <meta:editing-duration>P1DT22H25M29S</meta:editing-duration>
    <meta:editing-cycles>22</meta:editing-cycles>
    <meta:generator>OpenOffice.org/3.3$Win32 OpenOffice.org_project/330m20$Build-9567</meta:generator>
    <meta:document-statistic meta:object-count="26"/>
  </office:meta>
</office:document-meta>
</file>